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90000008D6593236A8A963985.png" manifest:media-type="image/png"/>
  <manifest:file-entry manifest:full-path="Pictures/1000020100000317000001BF114E59D04BCD3C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ccccc" draw:fill-color="#ffffff" draw:textarea-horizontal-align="justify" draw:textarea-vertical-align="middle" draw:auto-grow-height="false" fo:min-height="11.454cm" fo:min-width="20.2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9cm"/>
    </style:style>
    <style:style style:name="gr5" style:family="graphic" style:parent-style-name="standard">
      <style:graphic-properties svg:stroke-color="#1c1c1c" draw:fill-color="#ffffff" draw:textarea-horizontal-align="justify" draw:textarea-vertical-align="middle" draw:auto-grow-height="false" fo:min-height="0.75cm" fo:min-width="5.7cm"/>
    </style:style>
    <style:style style:name="gr6" style:family="graphic" style:parent-style-name="objectwithoutfill">
      <style:graphic-properties draw:marker-end="Arrow" draw:marker-end-width="0.3cm" draw:fill="none" draw:fill-color="#666666" draw:textarea-vertical-align="middle"/>
    </style:style>
    <style:style style:name="gr7" style:family="graphic" style:parent-style-name="standard">
      <style:graphic-properties svg:stroke-color="#1c1c1c" draw:fill-color="#ffffff" draw:textarea-horizontal-align="justify" draw:textarea-vertical-align="middle" draw:auto-grow-height="false" fo:min-height="0.75cm" fo:min-width="3.9cm"/>
    </style:style>
    <style:style style:name="gr8" style:family="graphic" style:parent-style-name="standard">
      <style:graphic-properties svg:stroke-color="#1c1c1c" draw:fill-color="#ffffff" draw:textarea-horizontal-align="justify" draw:textarea-vertical-align="top" draw:auto-grow-height="false" fo:min-height="3.55cm" fo:min-width="3.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FreeMono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style:font-name="FreeMono" fo:font-weight="bold" style:font-weight-asian="bold" style:font-weight-complex="bold"/>
    </style:style>
    <style:style style:name="P6" style:family="paragraph">
      <style:paragraph-properties fo:text-align="center"/>
      <style:text-properties style:font-name="FreeMono"/>
    </style:style>
    <style:style style:name="P7" style:family="paragraph">
      <loext:graphic-properties draw:fill-color="#ffffff"/>
      <style:paragraph-properties fo:text-align="center"/>
      <style:text-properties style:font-name="FreeMono"/>
    </style:style>
    <style:style style:name="P8" style:family="paragraph">
      <loext:graphic-properties draw:fill="none" draw:fill-color="#666666"/>
      <style:paragraph-properties fo:text-align="center"/>
    </style:style>
    <style:style style:name="T1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FreeMono"/>
    </style:style>
    <style:style style:name="T3" style:family="text">
      <style:text-properties style:font-name="Free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712cm" svg:height="11.704cm" svg:x="2.2cm" svg:y="1.296cm">
          <draw:image xlink:href="Pictures/1000020100000317000001BF114E59D04BCD3C5C.png" xlink:type="simple" xlink:show="embed" xlink:actuate="onLoad">
            <text:p/>
          </draw:image>
        </draw:frame>
        <draw:custom-shape draw:style-name="gr2" draw:text-style-name="P2" draw:layer="layout" svg:width="20.712cm" svg:height="11.704cm" svg:x="2.2cm" svg:y="1.29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729cm" svg:height="2.142cm" svg:x="2.183cm" svg:y="1.258cm">
          <draw:image xlink:href="Pictures/10000201000004790000008D6593236A8A96398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5" draw:layer="layout" svg:width="3.4cm" svg:height="1cm" svg:x="8.5cm" svg:y="6.3cm">
          <text:p text:style-name="P4"><text:span text:style-name="T1">pando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2cm" svg:height="1cm" svg:x="1.6cm" svg:y="6.2cm">
          <text:p text:style-name="P6"><text:span text:style-name="T2">**Buenos** </text:span><text:span text:style-name="T2">días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8cm" svg:y1="6.8cm" svg:x2="12.7cm" svg:y2="5.8cm">
          <text:p/>
        </draw:line>
        <draw:custom-shape draw:style-name="gr7" draw:text-style-name="P7" draw:layer="layout" svg:width="4.4cm" svg:height="1cm" svg:x="12.7cm" svg:y="5.4cm">
          <text:p text:style-name="P6"><text:span text:style-name="T2">&lt;html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cm" svg:height="1cm" svg:x="12.665cm" svg:y="7.417cm">
          <text:p text:style-name="P6"><text:span text:style-name="T2">LaTeX → pdf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7.2cm" svg:y1="5.9cm" svg:x2="19.2cm" svg:y2="5.9cm">
          <text:p/>
        </draw:line>
        <draw:line draw:style-name="gr6" draw:text-style-name="P8" draw:layer="layout" svg:x1="17.2cm" svg:y1="7.9cm" svg:x2="19.2cm" svg:y2="7.9cm">
          <text:p/>
        </draw:line>
        <draw:custom-shape draw:style-name="gr8" draw:text-style-name="P7" draw:layer="layout" svg:width="4.4cm" svg:height="3.8cm" svg:x="19.8cm" svg:y="2.6cm">
          <text:p text:style-name="P6"><text:span text:style-name="T2">Browser</text:span></text:p>
          <text:p text:style-name="P6"><text:span text:style-name="T2"/></text:p>
          <text:p text:style-name="P6"><text:span text:style-name="T2"/></text:p>
          <text:p text:style-name="P6"><text:span text:style-name="T3">Buenos</text:span><text:span text:style-name="T2"> días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8cm" svg:y1="6.774cm" svg:x2="12.6cm" svg:y2="8cm">
          <text:p/>
        </draw:line>
        <draw:custom-shape draw:style-name="gr8" draw:text-style-name="P7" draw:layer="layout" svg:width="4.4cm" svg:height="3.8cm" svg:x="19.8cm" svg:y="7.3cm">
          <text:p text:style-name="P6"><text:span text:style-name="T2">pdf viewer</text:span></text:p>
          <text:p text:style-name="P6"><text:span text:style-name="T2"/></text:p>
          <text:p text:style-name="P6"><text:span text:style-name="T2"/></text:p>
          <text:p text:style-name="P6"><text:span text:style-name="T3">Buenos</text:span><text:span text:style-name="T2"> dí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3T11:15:36.777822943</meta:creation-date>
    <dc:date>2021-08-13T14:37:42.724049684</dc:date>
    <meta:editing-duration>PT10M5S</meta:editing-duration>
    <meta:editing-cycles>3</meta:editing-cycles>
    <meta:generator>LibreOffice/6.0.7.3$Linux_X86_64 LibreOffice_project/00m0$Build-3</meta:generator>
    <meta:document-statistic meta:object-count="38"/>
  </office:meta>
</office:document-meta>
</file>